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P7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fo:font-weight="normal" officeooo:paragraph-rsid="001ebd74" style:font-weight-asian="normal" style:font-weight-complex="normal"/>
    </style:style>
    <style:style style:name="P8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officeooo:paragraph-rsid="001ebd74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ebd74"/>
    </style:style>
    <style:style style:name="P13" style:family="paragraph" style:parent-style-name="Text_20_body">
      <style:paragraph-properties fo:margin-top="0cm" fo:margin-bottom="0cm" loext:contextual-spacing="false"/>
      <style:text-properties fo:font-weight="normal" officeooo:paragraph-rsid="001ebd74" style:font-weight-asian="normal" style:font-weight-complex="normal"/>
    </style:style>
    <style:style style:name="T1" style:family="text">
      <style:text-properties officeooo:rsid="001ebd74"/>
    </style:style>
    <style:style style:name="T2" style:family="text">
      <style:text-properties fo:font-weight="bold" officeooo:rsid="001ebd74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9876aa" style:font-name="DejaVu Sans Mono" fo:font-size="9pt"/>
    </style:style>
    <style:style style:name="T8" style:family="text">
      <style:text-properties fo:color="#9876aa" style:font-name="DejaVu Sans Mono" fo:font-size="9pt" fo:font-style="italic"/>
    </style:style>
    <style:style style:name="T9" style:family="text">
      <style:text-properties fo:color="#ffc66d" style:font-name="DejaVu Sans Mono" fo:font-size="9pt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bbb529"/>
    </style:style>
    <style:style style:name="T12" style:family="text">
      <style:text-properties fo:color="#bbb529" style:font-name="DejaVu Sans Mono" fo:font-size="9pt"/>
    </style:style>
    <style:style style:name="T13" style:family="text">
      <style:text-properties fo:color="#6897bb"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span text:style-name="T2">Assignment(Design Patterns)</text:span></text:p>
      <text:p text:style-name="P13"><text:span text:style-name="T1">1.</text:span>Implement Singleton Design Pattern on a dummy class.</text:p>
      <text:p text:style-name="P13"/>
      <text:p text:style-name="P7"><text:span text:style-name="T3">class </text:span>SingleObject</text:p>
      <text:p text:style-name="P1">{</text:p>
      <text:p text:style-name="P2"><text:s text:c="4"/><text:span text:style-name="T4">private static </text:span><text:span text:style-name="T5">SingleObject </text:span><text:span text:style-name="T8">instance</text:span><text:span text:style-name="T5">=</text:span><text:span text:style-name="T4">new </text:span><text:span text:style-name="T5">SingleObject()</text:span><text:span text:style-name="T4">;</text:span></text:p>
      <text:p text:style-name="P2"><text:span text:style-name="T3"><text:s text:c="4"/></text:span><text:span text:style-name="T4">private </text:span><text:span text:style-name="T9">SingleObject</text:span><text:span text:style-name="T5">()</text:span></text:p>
      <text:p text:style-name="P2"><text:s text:c="4"/><text:span text:style-name="T5">{}</text:span></text:p>
      <text:p text:style-name="P2"><text:s text:c="4"/><text:span text:style-name="T4">public static </text:span><text:span text:style-name="T5">SingleObject </text:span><text:span text:style-name="T9">getInstance</text:span><text:span text:style-name="T5">()</text:span></text:p>
      <text:p text:style-name="P2"><text:s text:c="4"/><text:span text:style-name="T5">{</text:span></text:p>
      <text:p text:style-name="P2"><text:s text:c="8"/><text:span text:style-name="T4">return </text:span><text:span text:style-name="T8">instanc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howMessage</text:span><text:span text:style-name="T5">()</text:span></text:p>
      <text:p text:style-name="P2"><text:s text:c="4"/><text:span text:style-name="T5">{</text:span></text:p>
      <text:p text:style-name="P2"><text:s text:c="8"/><text:span text:style-name="T5">System.</text:span><text:span text:style-name="T8">out</text:span><text:span text:style-name="T5">.println(</text:span><text:span text:style-name="T10">"Hello! This is a Singleton Pattern Demo.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SingletonPatternDemo</text:p>
      <text:p text:style-name="P1">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SingleObject object=SingleObject.</text:span><text:span text:style-name="T6">getInstance</text:span><text:span text:style-name="T5">()</text:span><text:span text:style-name="T4">;</text:span></text:p>
      <text:p text:style-name="P2"><text:span text:style-name="T3"><text:s text:c="8"/></text:span><text:span text:style-name="T5">object.showMessage(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3"><text:s/></text:p>
      <text:p text:style-name="P10"><text:span text:style-name="T1">2.</text:span>Implement Factory Pattern to get the Polygon of differnt type. </text:p>
      <text:p text:style-name="P10"/>
      <text:p text:style-name="P6"><text:span text:style-name="T3">package </text:span>Designpatterns<text:span text:style-name="T3">;</text:span></text:p>
      <text:p text:style-name="P1"><text:span text:style-name="T3">interface </text:span>Design</text:p>
      <text:p text:style-name="P1">{</text:p>
      <text:p text:style-name="P2"><text:s text:c="4"/><text:span text:style-name="T4">void </text:span><text:span text:style-name="T9">designPolygon</text:span><text:span text:style-name="T5">()</text:span><text:span text:style-name="T4">;</text:span></text:p>
      <text:p text:style-name="P1">}</text:p>
      <text:p text:style-name="P1"><text:span text:style-name="T3">class </text:span>NewPolygon <text:span text:style-name="T3">implements </text:span>Design</text:p>
      <text:p text:style-name="P1">{</text:p>
      <text:p text:style-name="P2"><text:s text:c="4"/><text:span text:style-name="T12">@Override</text:span></text:p>
      <text:p text:style-name="P2"><text:span text:style-name="T11"><text:s text:c="4"/></text:span><text:span text:style-name="T4">public void </text:span><text:span text:style-name="T9">designPolygon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This is a Polygon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NewPentagon <text:span text:style-name="T3">implements </text:span>Design</text:p>
      <text:p text:style-name="P1">{</text:p>
      <text:p text:style-name="P2"><text:s text:c="4"/><text:span text:style-name="T12">@Override</text:span></text:p>
      <text:p text:style-name="P2"><text:span text:style-name="T11"><text:s text:c="4"/></text:span><text:span text:style-name="T4">public void </text:span><text:span text:style-name="T9">designPolygon</text:span><text:span text:style-name="T5">()</text:span></text:p>
      <text:p text:style-name="P2"><text:s text:c="4"/><text:span text:style-name="T5">{</text:span></text:p>
      <text:p text:style-name="P2"><text:s text:c="8"/><text:span text:style-name="T5">System.</text:span><text:span text:style-name="T8">out</text:span><text:span text:style-name="T5">.println(</text:span><text:span text:style-name="T10">"This is a pentagon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PolygonCreate</text:p>
      <text:p text:style-name="P1">{</text:p>
      <text:p text:style-name="P2"><text:s text:c="4"/><text:span text:style-name="T5">Design </text:span><text:span text:style-name="T7">design</text:span><text:span text:style-name="T4">;</text:span></text:p>
      <text:p text:style-name="P2"><text:span text:style-name="T3"><text:s text:c="4"/></text:span><text:span text:style-name="T4">public </text:span><text:span text:style-name="T5">Design </text:span><text:span text:style-name="T9">getDesign</text:span><text:span text:style-name="T5">() {</text:span></text:p>
      <text:p text:style-name="P2"><text:s text:c="8"/><text:span text:style-name="T4">return </text:span><text:span text:style-name="T7">design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Design</text:span><text:span text:style-name="T5">(Design design) {</text:span></text:p>
      <text:p text:style-name="P2"><text:s text:c="8"/><text:span text:style-name="T4">this</text:span><text:span text:style-name="T5">.</text:span><text:span text:style-name="T7">design </text:span><text:span text:style-name="T5">= design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CoffeeFactory</text:p>
      <text:p text:style-name="P1">{</text:p>
      <text:p text:style-name="P2"><text:s text:c="4"/><text:span text:style-name="T4">static </text:span><text:span text:style-name="T5">PolygonCreate </text:span><text:span text:style-name="T9">getPolygonObject</text:span><text:span text:style-name="T5">(String name)</text:span></text:p>
      <text:p text:style-name="P2"><text:s text:c="4"/><text:span text:style-name="T5">{</text:span></text:p>
      <text:p text:style-name="P2"><text:s text:c="8"/><text:span text:style-name="T5">PolygonCreate polygonCreate=</text:span><text:span text:style-name="T4">new </text:span><text:span text:style-name="T5">PolygonCreate()</text:span><text:span text:style-name="T4">;</text:span></text:p>
      <text:p text:style-name="P2"><text:span text:style-name="T3"><text:s text:c="8"/></text:span><text:span text:style-name="T4">switch </text:span><text:span text:style-name="T5">(name)</text:span></text:p>
      <text:p text:style-name="P2"><text:s text:c="8"/><text:span text:style-name="T5">{</text:span></text:p>
      <text:p text:style-name="P2"><text:s text:c="12"/><text:span text:style-name="T4">case </text:span><text:span text:style-name="T10">"Polygon"</text:span><text:span text:style-name="T5">:</text:span></text:p>
      <text:p text:style-name="P2"><text:soft-page-break/><text:s text:c="16"/><text:span text:style-name="T5">polygonCreate.setDesign(</text:span><text:span text:style-name="T4">new </text:span><text:span text:style-name="T5">NewPolygon()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10">"Pentagon"</text:span><text:span text:style-name="T5">:</text:span></text:p>
      <text:p text:style-name="P2"><text:s text:c="16"/><text:span text:style-name="T5">polygonCreate.setDesign(</text:span><text:span text:style-name="T4">new </text:span><text:span text:style-name="T5">NewPentagon())</text:span><text:span text:style-name="T4">;</text:span></text:p>
      <text:p text:style-name="P3"><text:s text:c="16"/><text:span text:style-name="T5">break;</text:span></text:p>
      <text:p text:style-name="P2"><text:span text:style-name="T3"><text:s text:c="8"/></text:span><text:span text:style-name="T5">}</text:span></text:p>
      <text:p text:style-name="P2"><text:s text:c="8"/><text:span text:style-name="T4">return </text:span><text:span text:style-name="T5">polygonCreate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FactoryPattern</text:p>
      <text:p text:style-name="P1">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PolygonCreate polygon=CoffeeFactory.</text:span><text:span text:style-name="T6">getPolygonObject</text:span><text:span text:style-name="T5">(</text:span><text:span text:style-name="T10">"Polygon"</text:span><text:span text:style-name="T5">)</text:span><text:span text:style-name="T4">;</text:span></text:p>
      <text:p text:style-name="P2"><text:span text:style-name="T3"><text:s text:c="8"/></text:span><text:span text:style-name="T5">polygon.getDesign().designPolygon()</text:span><text:span text:style-name="T4">;</text:span></text:p>
      <text:p text:style-name="P2"><text:span text:style-name="T3"><text:s text:c="8"/></text:span><text:span text:style-name="T5">PolygonCreate pentagon=CoffeeFactory.</text:span><text:span text:style-name="T6">getPolygonObject</text:span><text:span text:style-name="T5">(</text:span><text:span text:style-name="T10">"Pentagon"</text:span><text:span text:style-name="T5">)</text:span><text:span text:style-name="T4">;</text:span></text:p>
      <text:p text:style-name="P2"><text:span text:style-name="T3"><text:s text:c="8"/></text:span><text:span text:style-name="T5">pentagon.getDesign().designPolygon(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0"/>
      <text:p text:style-name="P12"><text:span text:style-name="T1">3.</text:span>Implement Abstract Factory Pattern to create cars of different categories from different countries.</text:p>
      <text:p text:style-name="P12"/>
      <text:p text:style-name="P8"><text:span text:style-name="T3">package </text:span>Designpatterns<text:span text:style-name="T3">;</text:span></text:p>
      <text:p text:style-name="P1"><text:span text:style-name="T3">enum </text:span>CarType {</text:p>
      <text:p text:style-name="P2"><text:s text:c="4"/><text:span text:style-name="T8">MICRO</text:span><text:span text:style-name="T4">, </text:span><text:span text:style-name="T8">MINI</text:span><text:span text:style-name="T4">, </text:span><text:span text:style-name="T8">LUXURY</text:span><text:span text:style-name="T4">;</text:span></text:p>
      <text:p text:style-name="P1">}</text:p>
      <text:p text:style-name="P1"><text:span text:style-name="T3">enum </text:span>Location {</text:p>
      <text:p text:style-name="P2"><text:s text:c="4"/><text:span text:style-name="T8">DEFAULT</text:span><text:span text:style-name="T4">, </text:span><text:span text:style-name="T8">USA</text:span><text:span text:style-name="T4">, </text:span><text:span text:style-name="T8">INDIA</text:span><text:span text:style-name="T4">;</text:span></text:p>
      <text:p text:style-name="P1">}</text:p>
      <text:p text:style-name="P1"><text:span text:style-name="T3">abstract class </text:span>Car {</text:p>
      <text:p text:style-name="P2"><text:s text:c="4"/><text:span text:style-name="T5">CarType </text:span><text:span text:style-name="T7">carType</text:span><text:span text:style-name="T4">;</text:span></text:p>
      <text:p text:style-name="P2"><text:span text:style-name="T3"><text:s text:c="4"/></text:span><text:span text:style-name="T5">Location </text:span><text:span text:style-name="T7">location</text:span><text:span text:style-name="T4">;</text:span></text:p>
      <text:p text:style-name="P2"><text:span text:style-name="T3"><text:s text:c="4"/></text:span><text:span text:style-name="T4">public </text:span><text:span text:style-name="T9">Car</text:span><text:span text:style-name="T5">(CarType carType</text:span><text:span text:style-name="T4">, </text:span><text:span text:style-name="T5">Location location) {</text:span></text:p>
      <text:p text:style-name="P2"><text:s text:c="8"/><text:span text:style-name="T4">this</text:span><text:span text:style-name="T5">.</text:span><text:span text:style-name="T7">carType </text:span><text:span text:style-name="T5">= carTyp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location </text:span><text:span text:style-name="T5">= location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abstract void </text:span><text:span text:style-name="T9">construct</text:span><text:span text:style-name="T5">()</text:span><text:span text:style-name="T4">;</text:span></text:p>
      <text:p text:style-name="P2"><text:span text:style-name="T3"><text:s text:c="4"/></text:span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toString</text:span><text:span text:style-name="T5">() {</text:span></text:p>
      <text:p text:style-name="P2"><text:s text:c="8"/><text:span text:style-name="T4">return </text:span><text:span text:style-name="T10">"Car{" </text:span><text:span text:style-name="T5">+</text:span></text:p>
      <text:p text:style-name="P2"><text:s text:c="16"/><text:span text:style-name="T10">"carType=" </text:span><text:span text:style-name="T5">+ </text:span><text:span text:style-name="T7">carType </text:span><text:span text:style-name="T5">+</text:span></text:p>
      <text:p text:style-name="P2"><text:s text:c="16"/><text:span text:style-name="T10">", location=" </text:span><text:span text:style-name="T5">+ </text:span><text:span text:style-name="T7">location 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LuxuryCar <text:span text:style-name="T3">extends </text:span>Car {</text:p>
      <text:p text:style-name="P2"><text:s text:c="4"/><text:span text:style-name="T4">public </text:span><text:span text:style-name="T9">LuxuryCar</text:span><text:span text:style-name="T5">(Location location) {</text:span></text:p>
      <text:p text:style-name="P2"><text:s text:c="8"/><text:span text:style-name="T4">super</text:span><text:span text:style-name="T5">(CarType.</text:span><text:span text:style-name="T8">LUXURY</text:span><text:span text:style-name="T4">, </text:span><text:span text:style-name="T5">location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void </text:span><text:span text:style-name="T9">construct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connecting to Luxury Car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MiniCar <text:span text:style-name="T3">extends </text:span>Car {</text:p>
      <text:p text:style-name="P2"><text:s text:c="4"/><text:span text:style-name="T4">public </text:span><text:span text:style-name="T9">MiniCar</text:span><text:span text:style-name="T5">(Location location) {</text:span></text:p>
      <text:p text:style-name="P2"><text:s text:c="8"/><text:span text:style-name="T4">super</text:span><text:span text:style-name="T5">(CarType.</text:span><text:span text:style-name="T8">MINI</text:span><text:span text:style-name="T4">, </text:span><text:span text:style-name="T5">location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void </text:span><text:span text:style-name="T9">construct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connecting to Mini Car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MicroCar <text:span text:style-name="T3">extends </text:span>Car {</text:p>
      <text:p text:style-name="P2"><text:s text:c="4"/><text:span text:style-name="T4">public </text:span><text:span text:style-name="T9">MicroCar</text:span><text:span text:style-name="T5">(Location location) {</text:span></text:p>
      <text:p text:style-name="P2"><text:s text:c="8"/><text:span text:style-name="T4">super</text:span><text:span text:style-name="T5">(CarType.</text:span><text:span text:style-name="T8">MINI</text:span><text:span text:style-name="T4">, </text:span><text:span text:style-name="T5">location)</text:span><text:span text:style-name="T4">;</text:span></text:p>
      <text:p text:style-name="P2"><text:span text:style-name="T3"><text:s text:c="4"/></text:span><text:span text:style-name="T5">}</text:span></text:p>
      <text:p text:style-name="P2"><text:soft-page-break/><text:s text:c="4"/><text:span text:style-name="T12">@Override</text:span></text:p>
      <text:p text:style-name="P2"><text:span text:style-name="T11"><text:s text:c="4"/></text:span><text:span text:style-name="T4">void </text:span><text:span text:style-name="T9">construct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connecting to Micro Car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IndianCarFactory {</text:p>
      <text:p text:style-name="P2"><text:s text:c="4"/><text:span text:style-name="T4">static </text:span><text:span text:style-name="T5">Car </text:span><text:span text:style-name="T9">buildCar</text:span><text:span text:style-name="T5">(CarType carType) {</text:span></text:p>
      <text:p text:style-name="P2"><text:s text:c="8"/><text:span text:style-name="T5">Car car = </text:span><text:span text:style-name="T4">null;</text:span></text:p>
      <text:p text:style-name="P2"><text:span text:style-name="T3"><text:s text:c="8"/></text:span><text:span text:style-name="T4">switch </text:span><text:span text:style-name="T5">(carType) {</text:span></text:p>
      <text:p text:style-name="P2"><text:s text:c="12"/><text:span text:style-name="T4">case </text:span><text:span text:style-name="T8">MICRO</text:span><text:span text:style-name="T5">:</text:span></text:p>
      <text:p text:style-name="P2"><text:s text:c="16"/><text:span text:style-name="T5">car = </text:span><text:span text:style-name="T4">new </text:span><text:span text:style-name="T5">MicroCar(Location.</text:span><text:span text:style-name="T8">INDI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MINI</text:span><text:span text:style-name="T5">:</text:span></text:p>
      <text:p text:style-name="P2"><text:s text:c="16"/><text:span text:style-name="T5">car = </text:span><text:span text:style-name="T4">new </text:span><text:span text:style-name="T5">MiniCar(Location.</text:span><text:span text:style-name="T8">INDI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LUXURY</text:span><text:span text:style-name="T5">:</text:span></text:p>
      <text:p text:style-name="P2"><text:s text:c="16"/><text:span text:style-name="T5">car = </text:span><text:span text:style-name="T4">new </text:span><text:span text:style-name="T5">LuxuryCar(Location.</text:span><text:span text:style-name="T8">INDI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8"/></text:span><text:span text:style-name="T5">}</text:span></text:p>
      <text:p text:style-name="P2"><text:s text:c="8"/><text:span text:style-name="T4">return </text:span><text:span text:style-name="T5">car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DefaultCarFactory {</text:p>
      <text:p text:style-name="P2"><text:s text:c="4"/><text:span text:style-name="T4">static </text:span><text:span text:style-name="T5">Car </text:span><text:span text:style-name="T9">buildCar</text:span><text:span text:style-name="T5">(CarType carType) {</text:span></text:p>
      <text:p text:style-name="P2"><text:s text:c="8"/><text:span text:style-name="T5">Car car = </text:span><text:span text:style-name="T4">null;</text:span></text:p>
      <text:p text:style-name="P2"><text:span text:style-name="T3"><text:s text:c="8"/></text:span><text:span text:style-name="T4">switch </text:span><text:span text:style-name="T5">(carType) {</text:span></text:p>
      <text:p text:style-name="P2"><text:s text:c="12"/><text:span text:style-name="T4">case </text:span><text:span text:style-name="T8">MICRO</text:span><text:span text:style-name="T5">:</text:span></text:p>
      <text:p text:style-name="P2"><text:s text:c="16"/><text:span text:style-name="T5">car = </text:span><text:span text:style-name="T4">new </text:span><text:span text:style-name="T5">MicroCar(Location.</text:span><text:span text:style-name="T8">DEFAULT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MINI</text:span><text:span text:style-name="T5">:</text:span></text:p>
      <text:p text:style-name="P2"><text:s text:c="16"/><text:span text:style-name="T5">car = </text:span><text:span text:style-name="T4">new </text:span><text:span text:style-name="T5">MiniCar(Location.</text:span><text:span text:style-name="T8">DEFAULT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LUXURY</text:span><text:span text:style-name="T5">:</text:span></text:p>
      <text:p text:style-name="P2"><text:s text:c="16"/><text:span text:style-name="T5">car = </text:span><text:span text:style-name="T4">new </text:span><text:span text:style-name="T5">LuxuryCar(Location.</text:span><text:span text:style-name="T8">DEFAULT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8"/></text:span><text:span text:style-name="T5">}</text:span></text:p>
      <text:p text:style-name="P2"><text:s text:c="8"/><text:span text:style-name="T4">return </text:span><text:span text:style-name="T5">car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USACarFactory {</text:p>
      <text:p text:style-name="P2"><text:s text:c="4"/><text:span text:style-name="T4">static </text:span><text:span text:style-name="T5">Car </text:span><text:span text:style-name="T9">buildCar</text:span><text:span text:style-name="T5">(CarType carType) {</text:span></text:p>
      <text:p text:style-name="P2"><text:s text:c="8"/><text:span text:style-name="T5">Car car = </text:span><text:span text:style-name="T4">null;</text:span></text:p>
      <text:p text:style-name="P2"><text:span text:style-name="T3"><text:s text:c="8"/></text:span><text:span text:style-name="T4">switch </text:span><text:span text:style-name="T5">(carType) {</text:span></text:p>
      <text:p text:style-name="P2"><text:s text:c="12"/><text:span text:style-name="T4">case </text:span><text:span text:style-name="T8">MICRO</text:span><text:span text:style-name="T5">:</text:span></text:p>
      <text:p text:style-name="P2"><text:s text:c="16"/><text:span text:style-name="T5">car = </text:span><text:span text:style-name="T4">new </text:span><text:span text:style-name="T5">MicroCar(Location.</text:span><text:span text:style-name="T8">US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MINI</text:span><text:span text:style-name="T5">:</text:span></text:p>
      <text:p text:style-name="P2"><text:s text:c="16"/><text:span text:style-name="T5">car = </text:span><text:span text:style-name="T4">new </text:span><text:span text:style-name="T5">MiniCar(Location.</text:span><text:span text:style-name="T8">US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LUXURY</text:span><text:span text:style-name="T5">:</text:span></text:p>
      <text:p text:style-name="P2"><text:s text:c="16"/><text:span text:style-name="T5">car = </text:span><text:span text:style-name="T4">new </text:span><text:span text:style-name="T5">LuxuryCar(Location.</text:span><text:span text:style-name="T8">USA</text:span><text:span text:style-name="T5">)</text:span><text:span text:style-name="T4">;</text:span></text:p>
      <text:p text:style-name="P3"><text:s text:c="16"/><text:span text:style-name="T5">break;</text:span></text:p>
      <text:p text:style-name="P2"><text:span text:style-name="T3"><text:s text:c="8"/></text:span><text:span text:style-name="T5">}</text:span></text:p>
      <text:p text:style-name="P2"><text:s text:c="8"/><text:span text:style-name="T4">return </text:span><text:span text:style-name="T5">car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CarFactory {</text:p>
      <text:p text:style-name="P2"><text:s text:c="4"/><text:span text:style-name="T5">Car </text:span><text:span text:style-name="T7">car </text:span><text:span text:style-name="T5">= </text:span><text:span text:style-name="T4">null;</text:span></text:p>
      <text:p text:style-name="P2"><text:span text:style-name="T3"><text:s text:c="4"/></text:span><text:span text:style-name="T4">static </text:span><text:span text:style-name="T5">Car </text:span><text:span text:style-name="T9">buildCar</text:span><text:span text:style-name="T5">(CarType carType</text:span><text:span text:style-name="T4">, </text:span><text:span text:style-name="T5">Location location) {</text:span></text:p>
      <text:p text:style-name="P2"><text:s text:c="8"/><text:span text:style-name="T5">Car car = </text:span><text:span text:style-name="T4">null;</text:span></text:p>
      <text:p text:style-name="P2"><text:span text:style-name="T3"><text:s text:c="8"/></text:span><text:span text:style-name="T4">switch </text:span><text:span text:style-name="T5">(location) {</text:span></text:p>
      <text:p text:style-name="P2"><text:s text:c="12"/><text:span text:style-name="T4">case </text:span><text:span text:style-name="T8">INDIA</text:span><text:span text:style-name="T5">:</text:span></text:p>
      <text:p text:style-name="P2"><text:s text:c="16"/><text:span text:style-name="T5">car = IndianCarFactory.</text:span><text:span text:style-name="T6">buildCar</text:span><text:span text:style-name="T5">(carType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USA</text:span><text:span text:style-name="T5">:</text:span></text:p>
      <text:p text:style-name="P2"><text:s text:c="16"/><text:span text:style-name="T5">car = USACarFactory.</text:span><text:span text:style-name="T6">buildCar</text:span><text:span text:style-name="T5">(carType)</text:span><text:span text:style-name="T4">;</text:span></text:p>
      <text:p text:style-name="P3"><text:s text:c="16"/><text:span text:style-name="T5">break;</text:span></text:p>
      <text:p text:style-name="P2"><text:span text:style-name="T3"><text:s text:c="12"/></text:span><text:span text:style-name="T4">case </text:span><text:span text:style-name="T8">DEFAULT</text:span><text:span text:style-name="T5">:</text:span></text:p>
      <text:p text:style-name="P2"><text:s text:c="16"/><text:span text:style-name="T5">car = DefaultCarFactory.</text:span><text:span text:style-name="T6">buildCar</text:span><text:span text:style-name="T5">(carType)</text:span><text:span text:style-name="T4">;</text:span></text:p>
      <text:p text:style-name="P3"><text:soft-page-break/><text:s text:c="16"/><text:span text:style-name="T5">break;</text:span></text:p>
      <text:p text:style-name="P2"><text:span text:style-name="T3"><text:s text:c="8"/></text:span><text:span text:style-name="T5">}</text:span></text:p>
      <text:p text:style-name="P2"><text:s text:c="8"/><text:span text:style-name="T4">return </text:span><text:span text:style-name="T5">car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AbstractFactory 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System.</text:span><text:span text:style-name="T8">out</text:span><text:span text:style-name="T5">.println(</text:span></text:p>
      <text:p text:style-name="P2"><text:s text:c="16"/><text:span text:style-name="T5">CarFactory.</text:span><text:span text:style-name="T6">buildCar</text:span><text:span text:style-name="T5">(CarType.</text:span><text:span text:style-name="T8">MICRO</text:span><text:span text:style-name="T4">, </text:span><text:span text:style-name="T5">Location.</text:span><text:span text:style-name="T8">DEFAULT</text:span><text:span text:style-name="T5">)</text:span></text:p>
      <text:p text:style-name="P2"><text:s text:c="8"/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2"/>
      <text:p text:style-name="P12"><text:span text:style-name="T1">4.</text:span>Implement Builder pattern to create a student object with more than 6 fields. </text:p>
      <text:p text:style-name="P12"/>
      <text:p text:style-name="P8"><text:span text:style-name="T3">package </text:span>Designpatterns<text:span text:style-name="T3">;</text:span></text:p>
      <text:p text:style-name="P1"><text:span text:style-name="T3">class </text:span>Student{</text:p>
      <text:p text:style-name="P2"><text:s text:c="4"/><text:span text:style-name="T4">private </text:span><text:span text:style-name="T5">String </text:span><text:span text:style-name="T7">name</text:span><text:span text:style-name="T4">;</text:span></text:p>
      <text:p text:style-name="P2"><text:span text:style-name="T3"><text:s text:c="4"/></text:span><text:span text:style-name="T4">private </text:span><text:span text:style-name="T5">Integer </text:span><text:span text:style-name="T7">rollNumber</text:span><text:span text:style-name="T4">;</text:span></text:p>
      <text:p text:style-name="P2"><text:span text:style-name="T3"><text:s text:c="4"/></text:span><text:span text:style-name="T4">private </text:span><text:span text:style-name="T5">Integer </text:span><text:span text:style-name="T7">className</text:span><text:span text:style-name="T4">;</text:span></text:p>
      <text:p text:style-name="P2"><text:span text:style-name="T3"><text:s text:c="4"/></text:span><text:span text:style-name="T4">private boolean </text:span><text:span text:style-name="T7">isOptedForBus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section</text:span><text:span text:style-name="T4">;</text:span></text:p>
      <text:p text:style-name="P2"><text:span text:style-name="T3"><text:s text:c="4"/></text:span><text:span text:style-name="T4">private boolean </text:span><text:span text:style-name="T7">livesInDelhi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fatherName</text:span><text:span text:style-name="T4">;</text:span></text:p>
      <text:p text:style-name="P2"><text:span text:style-name="T3"><text:s text:c="4"/></text:span><text:span text:style-name="T4">public </text:span><text:span text:style-name="T9">Student</text:span><text:span text:style-name="T5">(StudentBuilder studentBuilder) {</text:span></text:p>
      <text:p text:style-name="P2"><text:s text:c="8"/><text:span text:style-name="T7">name</text:span><text:span text:style-name="T5">= studentBuilder.getName()</text:span><text:span text:style-name="T4">;</text:span></text:p>
      <text:p text:style-name="P2"><text:span text:style-name="T3"><text:s text:c="8"/></text:span><text:span text:style-name="T7">rollNumber</text:span><text:span text:style-name="T5">= studentBuilder.getRollNumber()</text:span><text:span text:style-name="T4">;</text:span></text:p>
      <text:p text:style-name="P2"><text:span text:style-name="T3"><text:s text:c="8"/></text:span><text:span text:style-name="T7">className</text:span><text:span text:style-name="T5">= studentBuilder.getClassName()</text:span><text:span text:style-name="T4">;</text:span></text:p>
      <text:p text:style-name="P2"><text:span text:style-name="T3"><text:s text:c="8"/></text:span><text:span text:style-name="T7">isOptedForBus</text:span><text:span text:style-name="T5">= studentBuilder.isOptedForBus()</text:span><text:span text:style-name="T4">;</text:span></text:p>
      <text:p text:style-name="P2"><text:span text:style-name="T3"><text:s text:c="8"/></text:span><text:span text:style-name="T7">section</text:span><text:span text:style-name="T5">=studentBuilder.getSection()</text:span><text:span text:style-name="T4">;</text:span></text:p>
      <text:p text:style-name="P2"><text:span text:style-name="T3"><text:s text:c="8"/></text:span><text:span text:style-name="T7">livesInDelhi</text:span><text:span text:style-name="T5">=studentBuilder.isLivesInDelhi()</text:span><text:span text:style-name="T4">;</text:span></text:p>
      <text:p text:style-name="P2"><text:span text:style-name="T3"><text:s text:c="8"/></text:span><text:span text:style-name="T7">fatherName</text:span><text:span text:style-name="T5">=studentBuilder.getFatherName(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toString</text:span><text:span text:style-name="T5">() {</text:span></text:p>
      <text:p text:style-name="P2"><text:s text:c="8"/><text:span text:style-name="T4">return </text:span><text:span text:style-name="T10">"Student { 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rollNumber=" </text:span><text:span text:style-name="T5">+ </text:span><text:span text:style-name="T7">rollNumber </text:span><text:span text:style-name="T5">+</text:span></text:p>
      <text:p text:style-name="P2"><text:s text:c="16"/><text:span text:style-name="T10">", className=" </text:span><text:span text:style-name="T5">+ </text:span><text:span text:style-name="T7">className </text:span><text:span text:style-name="T5">+</text:span></text:p>
      <text:p text:style-name="P2"><text:s text:c="16"/><text:span text:style-name="T10">", isOptedForBus=" </text:span><text:span text:style-name="T5">+ </text:span><text:span text:style-name="T7">isOptedForBus </text:span><text:span text:style-name="T5">+</text:span></text:p>
      <text:p text:style-name="P2"><text:s text:c="16"/><text:span text:style-name="T10">", section='" </text:span><text:span text:style-name="T5">+ </text:span><text:span text:style-name="T7">section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livesInDelhi=" </text:span><text:span text:style-name="T5">+ </text:span><text:span text:style-name="T7">livesInDelhi </text:span><text:span text:style-name="T5">+</text:span></text:p>
      <text:p text:style-name="P2"><text:s text:c="16"/><text:span text:style-name="T10">", fatherName='" </text:span><text:span text:style-name="T5">+ </text:span><text:span text:style-name="T7">father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StudentBuilder{</text:p>
      <text:p text:style-name="P2"><text:s text:c="4"/><text:span text:style-name="T4">private </text:span><text:span text:style-name="T5">String </text:span><text:span text:style-name="T7">name</text:span><text:span text:style-name="T4">;</text:span></text:p>
      <text:p text:style-name="P2"><text:span text:style-name="T3"><text:s text:c="4"/></text:span><text:span text:style-name="T4">private </text:span><text:span text:style-name="T5">Integer </text:span><text:span text:style-name="T7">rollNumber</text:span><text:span text:style-name="T4">;</text:span></text:p>
      <text:p text:style-name="P2"><text:span text:style-name="T3"><text:s text:c="4"/></text:span><text:span text:style-name="T4">private </text:span><text:span text:style-name="T5">Integer </text:span><text:span text:style-name="T7">className</text:span><text:span text:style-name="T4">;</text:span></text:p>
      <text:p text:style-name="P2"><text:span text:style-name="T3"><text:s text:c="4"/></text:span><text:span text:style-name="T4">private boolean </text:span><text:span text:style-name="T7">isOptedForBus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section</text:span><text:span text:style-name="T4">;</text:span></text:p>
      <text:p text:style-name="P2"><text:span text:style-name="T3"><text:s text:c="4"/></text:span><text:span text:style-name="T4">private boolean </text:span><text:span text:style-name="T7">livesInDelhi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fatherName</text:span><text:span text:style-name="T4">;</text:span></text:p>
      <text:p text:style-name="P2"><text:span text:style-name="T3"><text:s text:c="4"/></text:span><text:span text:style-name="T4">public </text:span><text:span text:style-name="T9">StudentBuilder</text:span><text:span text:style-name="T5">(String name</text:span><text:span text:style-name="T4">, </text:span><text:span text:style-name="T5">Integer rollNumber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rollNumber </text:span><text:span text:style-name="T5">= rollNumber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Name</text:span><text:span text:style-name="T5">() {</text:span></text:p>
      <text:p text:style-name="P2"><text:s text:c="8"/><text:span text:style-name="T4">return </text:span><text:span text:style-name="T7">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RollNumber</text:span><text:span text:style-name="T5">() {</text:span></text:p>
      <text:p text:style-name="P2"><text:s text:c="8"/><text:span text:style-name="T4">return </text:span><text:span text:style-name="T7">rollNumber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ClassName</text:span><text:span text:style-name="T5">() {</text:span></text:p>
      <text:p text:style-name="P2"><text:s text:c="8"/><text:span text:style-name="T4">return </text:span><text:span text:style-name="T7">className</text:span><text:span text:style-name="T4">;</text:span></text:p>
      <text:p text:style-name="P2"><text:soft-page-break/><text:span text:style-name="T3"><text:s text:c="4"/></text:span><text:span text:style-name="T5">}</text:span></text:p>
      <text:p text:style-name="P2"><text:s text:c="4"/><text:span text:style-name="T4">public </text:span><text:span text:style-name="T5">StudentBuilder </text:span><text:span text:style-name="T9">withClassName</text:span><text:span text:style-name="T5">(Integer className){</text:span></text:p>
      <text:p text:style-name="P2"><text:s text:c="8"/><text:span text:style-name="T4">this</text:span><text:span text:style-name="T5">.</text:span><text:span text:style-name="T7">className</text:span><text:span text:style-name="T5">=className</text:span><text:span text:style-name="T4">;</text:span></text:p>
      <text:p text:style-name="P3"><text:s text:c="8"/><text:span text:style-name="T5">return this;</text:span></text:p>
      <text:p text:style-name="P2"><text:span text:style-name="T3"><text:s text:c="4"/></text:span><text:span text:style-name="T5">}</text:span></text:p>
      <text:p text:style-name="P2"><text:s text:c="4"/><text:span text:style-name="T4">public boolean </text:span><text:span text:style-name="T9">isOptedForBus</text:span><text:span text:style-name="T5">() {</text:span></text:p>
      <text:p text:style-name="P2"><text:s text:c="8"/><text:span text:style-name="T4">return </text:span><text:span text:style-name="T7">isOptedForBu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udentBuilder </text:span><text:span text:style-name="T9">hasOptedForBus</text:span><text:span text:style-name="T5">(</text:span><text:span text:style-name="T4">boolean </text:span><text:span text:style-name="T5">optedForBus) {</text:span></text:p>
      <text:p text:style-name="P2"><text:s text:c="8"/><text:span text:style-name="T7">isOptedForBus </text:span><text:span text:style-name="T5">= optedForBus</text:span><text:span text:style-name="T4">;</text:span></text:p>
      <text:p text:style-name="P3"><text:s text:c="8"/><text:span text:style-name="T5">return this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Section</text:span><text:span text:style-name="T5">() {</text:span></text:p>
      <text:p text:style-name="P2"><text:s text:c="8"/><text:span text:style-name="T4">return </text:span><text:span text:style-name="T7">section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udentBuilder </text:span><text:span text:style-name="T9">setSection</text:span><text:span text:style-name="T5">(String section) {</text:span></text:p>
      <text:p text:style-name="P2"><text:s text:c="8"/><text:span text:style-name="T4">this</text:span><text:span text:style-name="T5">.</text:span><text:span text:style-name="T7">section </text:span><text:span text:style-name="T5">= section</text:span><text:span text:style-name="T4">;</text:span></text:p>
      <text:p text:style-name="P3"><text:s text:c="8"/><text:span text:style-name="T5">return this;</text:span></text:p>
      <text:p text:style-name="P2"><text:span text:style-name="T3"><text:s text:c="4"/></text:span><text:span text:style-name="T5">}</text:span></text:p>
      <text:p text:style-name="P2"><text:s text:c="4"/><text:span text:style-name="T4">public boolean </text:span><text:span text:style-name="T9">isLivesInDelhi</text:span><text:span text:style-name="T5">() {</text:span></text:p>
      <text:p text:style-name="P2"><text:s text:c="8"/><text:span text:style-name="T4">return </text:span><text:span text:style-name="T7">livesInDelhi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udentBuilder </text:span><text:span text:style-name="T9">doLivesInDelhi</text:span><text:span text:style-name="T5">(</text:span><text:span text:style-name="T4">boolean </text:span><text:span text:style-name="T5">livesInDelhi) {</text:span></text:p>
      <text:p text:style-name="P2"><text:s text:c="8"/><text:span text:style-name="T4">this</text:span><text:span text:style-name="T5">.</text:span><text:span text:style-name="T7">livesInDelhi </text:span><text:span text:style-name="T5">= livesInDelhi</text:span><text:span text:style-name="T4">;</text:span></text:p>
      <text:p text:style-name="P3"><text:s text:c="8"/><text:span text:style-name="T5">return this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FatherName</text:span><text:span text:style-name="T5">() {</text:span></text:p>
      <text:p text:style-name="P2"><text:s text:c="8"/><text:span text:style-name="T4">return </text:span><text:span text:style-name="T7">father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udentBuilder </text:span><text:span text:style-name="T9">setFatherName</text:span><text:span text:style-name="T5">(String fatherName) {</text:span></text:p>
      <text:p text:style-name="P2"><text:s text:c="8"/><text:span text:style-name="T4">this</text:span><text:span text:style-name="T5">.</text:span><text:span text:style-name="T7">fatherName </text:span><text:span text:style-name="T5">= fatherName</text:span><text:span text:style-name="T4">;</text:span></text:p>
      <text:p text:style-name="P3"><text:s text:c="8"/><text:span text:style-name="T5">return this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udent </text:span><text:span text:style-name="T9">build</text:span><text:span text:style-name="T5">(){</text:span></text:p>
      <text:p text:style-name="P2"><text:s text:c="8"/><text:span text:style-name="T4">return new </text:span><text:span text:style-name="T5">Student(</text:span><text:span text:style-name="T4">this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Builder 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Student student = </text:span><text:span text:style-name="T4">new </text:span><text:span text:style-name="T5">StudentBuilder(</text:span><text:span text:style-name="T10">"Deepshikha"</text:span><text:span text:style-name="T4">, </text:span><text:span text:style-name="T13">3262</text:span><text:span text:style-name="T5">)</text:span></text:p>
      <text:p text:style-name="P2"><text:s text:c="16"/><text:span text:style-name="T5">.setFatherName(</text:span><text:span text:style-name="T10">"Alok Sharma"</text:span><text:span text:style-name="T5">).doLivesInDelhi(</text:span><text:span text:style-name="T4">true</text:span><text:span text:style-name="T5">)</text:span></text:p>
      <text:p text:style-name="P2"><text:s text:c="16"/><text:span text:style-name="T5">.withClassName(</text:span><text:span text:style-name="T13">12</text:span><text:span text:style-name="T5">).setSection(</text:span><text:span text:style-name="T10">"C"</text:span><text:span text:style-name="T5">).hasOptedForBus(</text:span><text:span text:style-name="T4">true</text:span><text:span text:style-name="T5">).build(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student)</text:span><text:span text:style-name="T4">;</text:span></text:p>
      <text:p text:style-name="P2"><text:span text:style-name="T3"><text:s text:c="8"/></text:span><text:span text:style-name="T5">Student student2 = </text:span><text:span text:style-name="T4">new </text:span><text:span text:style-name="T5">StudentBuilder(</text:span><text:span text:style-name="T10">"Mansi"</text:span><text:span text:style-name="T4">, </text:span><text:span text:style-name="T13">3282</text:span><text:span text:style-name="T5">)</text:span></text:p>
      <text:p text:style-name="P2"><text:s text:c="16"/><text:span text:style-name="T5">.setFatherName(</text:span><text:span text:style-name="T10">"Vinay"</text:span><text:span text:style-name="T5">).doLivesInDelhi(</text:span><text:span text:style-name="T4">true</text:span><text:span text:style-name="T5">)</text:span></text:p>
      <text:p text:style-name="P2"><text:s text:c="16"/><text:span text:style-name="T5">.withClassName(</text:span><text:span text:style-name="T13">10</text:span><text:span text:style-name="T5">).setSection(</text:span><text:span text:style-name="T10">"B"</text:span><text:span text:style-name="T5">).hasOptedForBus(</text:span><text:span text:style-name="T4">true</text:span><text:span text:style-name="T5">).build(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student2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2"/>
      <text:p text:style-name="P10"><text:span text:style-name="T1">5.</text:span>Implement Bridge Design Pattern for Color and Shape such that Shape and Color can be combined together e.g BlueSquare, RedSquare, PinkTriangle etc. </text:p>
      <text:p text:style-name="P10"/>
      <text:p text:style-name="P6"><text:span text:style-name="T3">package </text:span>Designpatterns<text:span text:style-name="T3">;</text:span></text:p>
      <text:p text:style-name="P1"><text:span text:style-name="T3">interface </text:span>ColorName</text:p>
      <text:p text:style-name="P1">{</text:p>
      <text:p text:style-name="P2"><text:s text:c="4"/><text:span text:style-name="T5">String </text:span><text:span text:style-name="T9">getColorName</text:span><text:span text:style-name="T5">()</text:span><text:span text:style-name="T4">;</text:span></text:p>
      <text:p text:style-name="P1">}</text:p>
      <text:p text:style-name="P1"><text:span text:style-name="T3">class </text:span>RedColor <text:span text:style-name="T3">implements </text:span>ColorName</text:p>
      <text:p text:style-name="P1">{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getColorName</text:span><text:span text:style-name="T5">() {</text:span></text:p>
      <text:p text:style-name="P2"><text:s text:c="8"/><text:span text:style-name="T4">return </text:span><text:span text:style-name="T10">"RedColor"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BlueColor <text:span text:style-name="T3">implements </text:span>ColorName</text:p>
      <text:p text:style-name="P1"><text:soft-page-break/>{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getColorName</text:span><text:span text:style-name="T5">() {</text:span></text:p>
      <text:p text:style-name="P2"><text:s text:c="8"/><text:span text:style-name="T4">return </text:span><text:span text:style-name="T10">"BlueColor"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abstract class <text:s/></text:span>Shape</text:p>
      <text:p text:style-name="P1">{</text:p>
      <text:p text:style-name="P2"><text:s text:c="4"/><text:span text:style-name="T5">String </text:span><text:span text:style-name="T7">shape</text:span><text:span text:style-name="T4">;</text:span></text:p>
      <text:p text:style-name="P2"><text:span text:style-name="T3"><text:s text:c="4"/></text:span><text:span text:style-name="T5">ColorName </text:span><text:span text:style-name="T7">colorName</text:span><text:span text:style-name="T4">;</text:span></text:p>
      <text:p text:style-name="P2"><text:span text:style-name="T3"><text:s text:c="4"/></text:span><text:span text:style-name="T4">public </text:span><text:span text:style-name="T9">Shape</text:span><text:span text:style-name="T5">(String shape</text:span><text:span text:style-name="T4">,</text:span><text:span text:style-name="T5">ColorName colorName)</text:span></text:p>
      <text:p text:style-name="P2"><text:s text:c="4"/><text:span text:style-name="T5">{</text:span></text:p>
      <text:p text:style-name="P2"><text:s text:c="8"/><text:span text:style-name="T4">this</text:span><text:span text:style-name="T5">.</text:span><text:span text:style-name="T7">shape</text:span><text:span text:style-name="T5">=shap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colorName</text:span><text:span text:style-name="T5">=colorName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Square <text:span text:style-name="T3">extends </text:span>Shape</text:p>
      <text:p text:style-name="P1">{</text:p>
      <text:p text:style-name="P2"><text:s text:c="4"/><text:span text:style-name="T5">String </text:span><text:span text:style-name="T7">shapeSize</text:span><text:span text:style-name="T4">;</text:span></text:p>
      <text:p text:style-name="P2"><text:span text:style-name="T3"><text:s text:c="4"/></text:span><text:span text:style-name="T15">//ColorName colorName;</text:span></text:p>
      <text:p text:style-name="P2"><text:span text:style-name="T14"><text:s text:c="4"/></text:span><text:span text:style-name="T4">public </text:span><text:span text:style-name="T9">Square</text:span><text:span text:style-name="T5">(String shapeSize</text:span><text:span text:style-name="T4">,</text:span><text:span text:style-name="T5">ColorName colorName)</text:span></text:p>
      <text:p text:style-name="P2"><text:s text:c="4"/><text:span text:style-name="T5">{</text:span></text:p>
      <text:p text:style-name="P2"><text:s text:c="8"/><text:span text:style-name="T4">super</text:span><text:span text:style-name="T5">(</text:span><text:span text:style-name="T10">"small"</text:span><text:span text:style-name="T4">,</text:span><text:span text:style-name="T5">colorName)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shapeSize</text:span><text:span text:style-name="T5">=shapeSiz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text:s/></text:span><text:span text:style-name="T5">String </text:span><text:span text:style-name="T9">toString</text:span><text:span text:style-name="T5">()</text:span></text:p>
      <text:p text:style-name="P2"><text:s text:c="4"/><text:span text:style-name="T5">{</text:span></text:p>
      <text:p text:style-name="P2"><text:s text:c="8"/><text:span text:style-name="T4">return </text:span><text:span text:style-name="T10">"Square{" </text:span><text:span text:style-name="T5">+</text:span></text:p>
      <text:p text:style-name="P2"><text:s text:c="16"/><text:span text:style-name="T10">"shape='" </text:span><text:span text:style-name="T5">+ </text:span><text:span text:style-name="T7">shap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colorName=" </text:span><text:span text:style-name="T5">+ </text:span><text:span text:style-name="T7">colorName</text:span><text:span text:style-name="T5">.getColorName() +</text:span></text:p>
      <text:p text:style-name="P2"><text:s text:c="16"/><text:span text:style-name="T10">", shapeSize='" </text:span><text:span text:style-name="T5">+ </text:span><text:span text:style-name="T7">shapeSize</text:span><text:span text:style-name="T5">+ </text:span><text:span text:style-name="T10">'</text:span><text:span text:style-name="T4">\'</text:span><text:span text:style-name="T10">'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Triangle <text:span text:style-name="T3">extends </text:span>Shape</text:p>
      <text:p text:style-name="P1">{</text:p>
      <text:p text:style-name="P2"><text:s text:c="4"/><text:span text:style-name="T5">String </text:span><text:span text:style-name="T7">shapeSize</text:span><text:span text:style-name="T4">;</text:span></text:p>
      <text:p text:style-name="P2"><text:span text:style-name="T3"><text:s text:c="4"/></text:span><text:span text:style-name="T15">//ColorName colorName;</text:span></text:p>
      <text:p text:style-name="P2"><text:span text:style-name="T14"><text:s text:c="4"/></text:span><text:span text:style-name="T4">public </text:span><text:span text:style-name="T9">Triangle</text:span><text:span text:style-name="T5">(String shapeSize</text:span><text:span text:style-name="T4">,</text:span><text:span text:style-name="T5">ColorName colorName)</text:span></text:p>
      <text:p text:style-name="P2"><text:s text:c="4"/><text:span text:style-name="T5">{</text:span></text:p>
      <text:p text:style-name="P2"><text:s text:c="8"/><text:span text:style-name="T4">super</text:span><text:span text:style-name="T5">(</text:span><text:span text:style-name="T10">"medium"</text:span><text:span text:style-name="T4">,</text:span><text:span text:style-name="T5">colorName)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shapeSize</text:span><text:span text:style-name="T5">=shapeSiz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text:s/></text:span><text:span text:style-name="T5">String </text:span><text:span text:style-name="T9">toString</text:span><text:span text:style-name="T5">()</text:span></text:p>
      <text:p text:style-name="P2"><text:s text:c="4"/><text:span text:style-name="T5">{</text:span></text:p>
      <text:p text:style-name="P2"><text:s text:c="8"/><text:span text:style-name="T4">return </text:span><text:span text:style-name="T10">"Square{" </text:span><text:span text:style-name="T5">+</text:span></text:p>
      <text:p text:style-name="P2"><text:s text:c="16"/><text:span text:style-name="T10">"shape='" </text:span><text:span text:style-name="T5">+ </text:span><text:span text:style-name="T7">shap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colorName=" </text:span><text:span text:style-name="T5">+ </text:span><text:span text:style-name="T7">colorName</text:span><text:span text:style-name="T5">.getColorName() +</text:span></text:p>
      <text:p text:style-name="P2"><text:s text:c="16"/><text:span text:style-name="T10">", shapeSize='" </text:span><text:span text:style-name="T5">+ </text:span><text:span text:style-name="T7">shapeSize</text:span><text:span text:style-name="T5">+ </text:span><text:span text:style-name="T10">'</text:span><text:span text:style-name="T4">\'</text:span><text:span text:style-name="T10">'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Bridge</text:p>
      <text:p text:style-name="P1">{</text:p>
      <text:p text:style-name="P2"><text:s text:c="4"/><text:span text:style-name="T4">public static void </text:span><text:span text:style-name="T9">main</text:span><text:span text:style-name="T5">(String[] args)</text:span></text:p>
      <text:p text:style-name="P2"><text:s text:c="4"/><text:span text:style-name="T5">{</text:span></text:p>
      <text:p text:style-name="P2"><text:s text:c="8"/><text:span text:style-name="T5">Square redsquare=</text:span><text:span text:style-name="T4">new </text:span><text:span text:style-name="T5">Square(</text:span><text:span text:style-name="T10">"small"</text:span><text:span text:style-name="T4">, new </text:span><text:span text:style-name="T5">RedColor()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redsquare)</text:span><text:span text:style-name="T4">;</text:span></text:p>
      <text:p text:style-name="P2"><text:span text:style-name="T3"><text:s text:c="8"/></text:span><text:span text:style-name="T5">Triangle bluetriangle=</text:span><text:span text:style-name="T4">new </text:span><text:span text:style-name="T5">Triangle(</text:span><text:span text:style-name="T10">"medium"</text:span><text:span text:style-name="T4">,new </text:span><text:span text:style-name="T5">BlueColor()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bluetriangle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0"/>
      <text:p text:style-name="P10"><text:span text:style-name="T1">6.</text:span>Implement Decorator pattern to decorate the Pizza with topings. </text:p>
      <text:p text:style-name="P10"/>
      <text:p text:style-name="P10"/>
      <text:p text:style-name="P10"><text:soft-page-break/></text:p>
      <text:p text:style-name="P6"><text:span text:style-name="T3">package </text:span>Designpatterns<text:span text:style-name="T3">;</text:span></text:p>
      <text:p text:style-name="P1"><text:span text:style-name="T3">interface </text:span>Pizza{</text:p>
      <text:p text:style-name="P2"><text:s text:c="4"/><text:span text:style-name="T5">String </text:span><text:span text:style-name="T9">info</text:span><text:span text:style-name="T5">()</text:span><text:span text:style-name="T4">;</text:span></text:p>
      <text:p text:style-name="P1">}</text:p>
      <text:p text:style-name="P1"><text:span text:style-name="T3">class </text:span>RegularPizza <text:span text:style-name="T3">implements </text:span>Pizza {</text:p>
      <text:p text:style-name="P2"><text:s text:c="4"/><text:span text:style-name="T4">private </text:span><text:span text:style-name="T5">Integer </text:span><text:span text:style-name="T7">servings</text:span><text:span text:style-name="T4">;</text:span></text:p>
      <text:p text:style-name="P2"><text:span text:style-name="T3"><text:s text:c="4"/></text:span><text:span text:style-name="T4">public </text:span><text:span text:style-name="T9">RegularPizza</text:span><text:span text:style-name="T5">(Integer servings) {</text:span></text:p>
      <text:p text:style-name="P2"><text:s text:c="8"/><text:span text:style-name="T4">this</text:span><text:span text:style-name="T5">.</text:span><text:span text:style-name="T7">servings </text:span><text:span text:style-name="T5">= serv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Servings</text:span><text:span text:style-name="T5">() {</text:span></text:p>
      <text:p text:style-name="P2"><text:s text:c="8"/><text:span text:style-name="T4">return </text:span><text:span text:style-name="T7">serv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Servings</text:span><text:span text:style-name="T5">(Integer servings) {</text:span></text:p>
      <text:p text:style-name="P2"><text:s text:c="8"/><text:span text:style-name="T4">this</text:span><text:span text:style-name="T5">.</text:span><text:span text:style-name="T7">servings </text:span><text:span text:style-name="T5">= serv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info</text:span><text:span text:style-name="T5">() {</text:span></text:p>
      <text:p text:style-name="P2"><text:s text:c="8"/><text:span text:style-name="T4">return </text:span><text:span text:style-name="T10">"</text:span><text:span text:style-name="T4">\n</text:span><text:span text:style-name="T10">A regular pizza with servings= "</text:span><text:span text:style-name="T5">+</text:span><text:span text:style-name="T7">servings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SpecialPizza <text:span text:style-name="T3">implements </text:span>Pizza{</text:p>
      <text:p text:style-name="P2"><text:s text:c="4"/><text:span text:style-name="T4">private </text:span><text:span text:style-name="T5">Integer </text:span><text:span text:style-name="T7">servings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base</text:span><text:span text:style-name="T4">;</text:span></text:p>
      <text:p text:style-name="P2"><text:span text:style-name="T3"><text:s text:c="4"/></text:span><text:span text:style-name="T4">public </text:span><text:span text:style-name="T9">SpecialPizza</text:span><text:span text:style-name="T5">(Integer servings</text:span><text:span text:style-name="T4">, </text:span><text:span text:style-name="T5">String base) {</text:span></text:p>
      <text:p text:style-name="P2"><text:s text:c="8"/><text:span text:style-name="T4">this</text:span><text:span text:style-name="T5">.</text:span><text:span text:style-name="T7">servings </text:span><text:span text:style-name="T5">= servings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base </text:span><text:span text:style-name="T5">= bas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Servings</text:span><text:span text:style-name="T5">() {</text:span></text:p>
      <text:p text:style-name="P2"><text:s text:c="8"/><text:span text:style-name="T4">return </text:span><text:span text:style-name="T7">serv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Servings</text:span><text:span text:style-name="T5">(Integer servings) {</text:span></text:p>
      <text:p text:style-name="P2"><text:s text:c="8"/><text:span text:style-name="T4">this</text:span><text:span text:style-name="T5">.</text:span><text:span text:style-name="T7">servings </text:span><text:span text:style-name="T5">= serv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Base</text:span><text:span text:style-name="T5">() {</text:span></text:p>
      <text:p text:style-name="P2"><text:s text:c="8"/><text:span text:style-name="T4">return </text:span><text:span text:style-name="T7">bas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Base</text:span><text:span text:style-name="T5">(String base) {</text:span></text:p>
      <text:p text:style-name="P2"><text:s text:c="8"/><text:span text:style-name="T4">this</text:span><text:span text:style-name="T5">.</text:span><text:span text:style-name="T7">base </text:span><text:span text:style-name="T5">= bas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info</text:span><text:span text:style-name="T5">() {</text:span></text:p>
      <text:p text:style-name="P2"><text:s text:c="8"/><text:span text:style-name="T4">return </text:span><text:span text:style-name="T10">"</text:span><text:span text:style-name="T4">\n</text:span><text:span text:style-name="T10">A special pizza with servings= "</text:span><text:span text:style-name="T5">+</text:span><text:span text:style-name="T7">servings</text:span><text:span text:style-name="T5">+</text:span><text:span text:style-name="T10">", type of base is= "</text:span><text:span text:style-name="T5">+</text:span><text:span text:style-name="T7">base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VeggiesToppings <text:span text:style-name="T3">implements </text:span>Pizza{</text:p>
      <text:p text:style-name="P2"><text:s text:c="4"/><text:span text:style-name="T4">private </text:span><text:span text:style-name="T5">Pizza </text:span><text:span text:style-name="T7">pizza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topping</text:span><text:span text:style-name="T4">;</text:span></text:p>
      <text:p text:style-name="P2"><text:span text:style-name="T3"><text:s text:c="4"/></text:span><text:span text:style-name="T4">private boolean </text:span><text:span text:style-name="T7">extraCheese</text:span><text:span text:style-name="T4">;</text:span></text:p>
      <text:p text:style-name="P2"><text:span text:style-name="T3"><text:s text:c="4"/></text:span><text:span text:style-name="T4">private boolean </text:span><text:span text:style-name="T7">mixOfFourToppings</text:span><text:span text:style-name="T4">;</text:span></text:p>
      <text:p text:style-name="P2"><text:span text:style-name="T3"><text:s text:c="4"/></text:span><text:span text:style-name="T4">public </text:span><text:span text:style-name="T9">VeggiesToppings</text:span><text:span text:style-name="T5">(Pizza pizza</text:span><text:span text:style-name="T4">, </text:span><text:span text:style-name="T5">String topping</text:span><text:span text:style-name="T4">, boolean </text:span><text:span text:style-name="T5">extraCheese</text:span><text:span text:style-name="T4">, boolean </text:span><text:span text:style-name="T5">mixOfFourToppings) {</text:span></text:p>
      <text:p text:style-name="P2"><text:s text:c="8"/><text:span text:style-name="T4">this</text:span><text:span text:style-name="T5">.</text:span><text:span text:style-name="T7">pizza </text:span><text:span text:style-name="T5">= pizza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topping </text:span><text:span text:style-name="T5">= topping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extraCheese </text:span><text:span text:style-name="T5">= extraChees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mixOfFourToppings </text:span><text:span text:style-name="T5">= mixOfFourTopp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Pizza </text:span><text:span text:style-name="T9">getPizza</text:span><text:span text:style-name="T5">() {</text:span></text:p>
      <text:p text:style-name="P2"><text:s text:c="8"/><text:span text:style-name="T4">return </text:span><text:span text:style-name="T7">pizza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Pizza</text:span><text:span text:style-name="T5">(Pizza pizza) {</text:span></text:p>
      <text:p text:style-name="P2"><text:s text:c="8"/><text:span text:style-name="T4">this</text:span><text:span text:style-name="T5">.</text:span><text:span text:style-name="T7">pizza </text:span><text:span text:style-name="T5">= pizza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Topping</text:span><text:span text:style-name="T5">() {</text:span></text:p>
      <text:p text:style-name="P2"><text:s text:c="8"/><text:span text:style-name="T4">return </text:span><text:span text:style-name="T7">topping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Topping</text:span><text:span text:style-name="T5">(String topping) {</text:span></text:p>
      <text:p text:style-name="P2"><text:s text:c="8"/><text:span text:style-name="T4">this</text:span><text:span text:style-name="T5">.</text:span><text:span text:style-name="T7">topping </text:span><text:span text:style-name="T5">= topping</text:span><text:span text:style-name="T4">;</text:span></text:p>
      <text:p text:style-name="P2"><text:soft-page-break/><text:span text:style-name="T3"><text:s text:c="4"/></text:span><text:span text:style-name="T5">}</text:span></text:p>
      <text:p text:style-name="P2"><text:s text:c="4"/><text:span text:style-name="T4">public boolean </text:span><text:span text:style-name="T9">isExtraCheese</text:span><text:span text:style-name="T5">() {</text:span></text:p>
      <text:p text:style-name="P2"><text:s text:c="8"/><text:span text:style-name="T4">return </text:span><text:span text:style-name="T7">extraChees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ExtraCheese</text:span><text:span text:style-name="T5">(</text:span><text:span text:style-name="T4">boolean </text:span><text:span text:style-name="T5">extraCheese) {</text:span></text:p>
      <text:p text:style-name="P2"><text:s text:c="8"/><text:span text:style-name="T4">this</text:span><text:span text:style-name="T5">.</text:span><text:span text:style-name="T7">extraCheese </text:span><text:span text:style-name="T5">= extraChees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boolean </text:span><text:span text:style-name="T9">isMixOfFourToppings</text:span><text:span text:style-name="T5">() {</text:span></text:p>
      <text:p text:style-name="P2"><text:s text:c="8"/><text:span text:style-name="T4">return </text:span><text:span text:style-name="T7">mixOfFourTopp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MixOfFourToppings</text:span><text:span text:style-name="T5">(</text:span><text:span text:style-name="T4">boolean </text:span><text:span text:style-name="T5">mixOfFourToppings) {</text:span></text:p>
      <text:p text:style-name="P2"><text:s text:c="8"/><text:span text:style-name="T4">this</text:span><text:span text:style-name="T5">.</text:span><text:span text:style-name="T7">mixOfFourToppings </text:span><text:span text:style-name="T5">= mixOfFourToppings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info</text:span><text:span text:style-name="T5">() {</text:span></text:p>
      <text:p text:style-name="P2"><text:s text:c="8"/><text:span text:style-name="T4">return </text:span><text:span text:style-name="T7">pizza</text:span><text:span text:style-name="T5">.info()+</text:span><text:span text:style-name="T10">"</text:span><text:span text:style-name="T4">\n</text:span><text:span text:style-name="T10">Veggies on top with ="</text:span><text:span text:style-name="T5">+</text:span><text:span text:style-name="T7">topping</text:span><text:span text:style-name="T5">+</text:span><text:span text:style-name="T10">"</text:span><text:span text:style-name="T4">\n</text:span><text:span text:style-name="T10"> extracheese needed= "</text:span><text:span text:style-name="T5">+</text:span></text:p>
      <text:p text:style-name="P2"><text:s text:c="16"/><text:span text:style-name="T7">extraCheese</text:span><text:span text:style-name="T5">+</text:span><text:span text:style-name="T10">"</text:span><text:span text:style-name="T4">\n</text:span><text:span text:style-name="T10"> mix of four toppings= "</text:span><text:span text:style-name="T5">+</text:span><text:span text:style-name="T7">mixOfFourToppings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public class </text:span>Decorator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VeggiesToppings pizza1 = </text:span><text:span text:style-name="T4">new </text:span><text:span text:style-name="T5">VeggiesToppings(</text:span><text:span text:style-name="T4">new </text:span><text:span text:style-name="T5">SpecialPizza(</text:span><text:span text:style-name="T13">3</text:span><text:span text:style-name="T4">,</text:span><text:span text:style-name="T10">"plain"</text:span><text:span text:style-name="T5">)</text:span><text:span text:style-name="T4">,</text:span><text:span text:style-name="T10">"tomato"</text:span><text:span text:style-name="T4">,false,false</text:span><text:span text:style-name="T5">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pizza1.info())</text:span><text:span text:style-name="T4">;</text:span></text:p>
      <text:p text:style-name="P2"><text:span text:style-name="T3"><text:s text:c="8"/></text:span><text:span text:style-name="T5">VeggiesToppings pizza2= </text:span><text:span text:style-name="T4">new </text:span><text:span text:style-name="T5">VeggiesToppings(</text:span><text:span text:style-name="T4">new </text:span><text:span text:style-name="T5">RegularPizza(</text:span><text:span text:style-name="T13">3</text:span><text:span text:style-name="T5">)</text:span><text:span text:style-name="T4">,</text:span><text:span text:style-name="T10">"all"</text:span><text:span text:style-name="T4">,true,true</text:span><text:span text:style-name="T5">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pizza2.info()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0"/>
      <text:p text:style-name="P12"><text:span text:style-name="T1">7.</text:span>Implement Composite Design Pattern to maintaing the directories of employees on the basis of departments. </text:p>
      <text:p text:style-name="P12"/>
      <text:p text:style-name="P8"><text:span text:style-name="T3">package </text:span>Designpatterns<text:span text:style-name="T3">;</text:span></text:p>
      <text:p text:style-name="P1"><text:span text:style-name="T3">import </text:span>java.util.ArrayList<text:span text:style-name="T3">;</text:span></text:p>
      <text:p text:style-name="P1"><text:span text:style-name="T3">import </text:span>java.util.List<text:span text:style-name="T3">;</text:span></text:p>
      <text:p text:style-name="P1"><text:span text:style-name="T3">interface </text:span>Directory {</text:p>
      <text:p text:style-name="P2"><text:s text:c="4"/><text:span text:style-name="T4">void </text:span><text:span text:style-name="T9">showDirectoryDetails</text:span><text:span text:style-name="T5">()</text:span><text:span text:style-name="T4">;</text:span></text:p>
      <text:p text:style-name="P1">}</text:p>
      <text:p text:style-name="P1"><text:span text:style-name="T3">class </text:span>Developer <text:span text:style-name="T3">implements </text:span>Directory {</text:p>
      <text:p text:style-name="P2"><text:s text:c="4"/><text:span text:style-name="T4">private </text:span><text:span text:style-name="T5">String </text:span><text:span text:style-name="T7">name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Department</text:span><text:span text:style-name="T4">;</text:span></text:p>
      <text:p text:style-name="P2"><text:span text:style-name="T3"><text:s text:c="4"/></text:span><text:span text:style-name="T4">public </text:span><text:span text:style-name="T9">Developer</text:span><text:span text:style-name="T5">(String name</text:span><text:span text:style-name="T4">, </text:span><text:span text:style-name="T5">String Department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Department </text:span><text:span text:style-name="T5">= Department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Name</text:span><text:span text:style-name="T5">() {</text:span></text:p>
      <text:p text:style-name="P2"><text:s text:c="8"/><text:span text:style-name="T4">return </text:span><text:span text:style-name="T7">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Name</text:span><text:span text:style-name="T5">(String name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FavoriteLanguage</text:span><text:span text:style-name="T5">() {</text:span></text:p>
      <text:p text:style-name="P2"><text:s text:c="8"/><text:span text:style-name="T4">return </text:span><text:span text:style-name="T7">Department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FavoriteLanguage</text:span><text:span text:style-name="T5">(String Department) {</text:span></text:p>
      <text:p text:style-name="P2"><text:s text:c="8"/><text:span text:style-name="T4">this</text:span><text:span text:style-name="T5">.</text:span><text:span text:style-name="T7">Department </text:span><text:span text:style-name="T5">= Department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void </text:span><text:span text:style-name="T9">showDirectoryDetails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Developer{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Department='" </text:span><text:span text:style-name="T5">+ </text:span><text:span text:style-name="T7">Department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'}'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oft-page-break/><text:span text:style-name="T11"><text:s text:c="4"/></text:span><text:span text:style-name="T4">public </text:span><text:span text:style-name="T5">String </text:span><text:span text:style-name="T9">toString</text:span><text:span text:style-name="T5">() {</text:span></text:p>
      <text:p text:style-name="P2"><text:s text:c="8"/><text:span text:style-name="T4">return </text:span><text:span text:style-name="T10">"Developer{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Department='" </text:span><text:span text:style-name="T5">+ </text:span><text:span text:style-name="T7">Department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Manager <text:span text:style-name="T3">implements </text:span>Directory{</text:p>
      <text:p text:style-name="P2"><text:s text:c="4"/><text:span text:style-name="T4">private </text:span><text:span text:style-name="T5">String </text:span><text:span text:style-name="T7">name</text:span><text:span text:style-name="T4">;</text:span></text:p>
      <text:p text:style-name="P2"><text:span text:style-name="T3"><text:s text:c="4"/></text:span><text:span text:style-name="T4">private </text:span><text:span text:style-name="T5">String </text:span><text:span text:style-name="T7">type</text:span><text:span text:style-name="T4">;</text:span></text:p>
      <text:p text:style-name="P2"><text:span text:style-name="T3"><text:s text:c="4"/></text:span><text:span text:style-name="T4">public </text:span><text:span text:style-name="T9">Manager</text:span><text:span text:style-name="T5">(String name</text:span><text:span text:style-name="T4">, </text:span><text:span text:style-name="T5">String type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type </text:span><text:span text:style-name="T5">= typ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Name</text:span><text:span text:style-name="T5">() {</text:span></text:p>
      <text:p text:style-name="P2"><text:s text:c="8"/><text:span text:style-name="T4">return </text:span><text:span text:style-name="T7">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Name</text:span><text:span text:style-name="T5">(String name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Type</text:span><text:span text:style-name="T5">() {</text:span></text:p>
      <text:p text:style-name="P2"><text:s text:c="8"/><text:span text:style-name="T4">return </text:span><text:span text:style-name="T7">typ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Type</text:span><text:span text:style-name="T5">(String type) {</text:span></text:p>
      <text:p text:style-name="P2"><text:s text:c="8"/><text:span text:style-name="T4">this</text:span><text:span text:style-name="T5">.</text:span><text:span text:style-name="T7">type </text:span><text:span text:style-name="T5">= typ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void </text:span><text:span text:style-name="T9">showDirectoryDetails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Manager{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type='" </text:span><text:span text:style-name="T5">+ </text:span><text:span text:style-name="T7">typ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'}'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toString</text:span><text:span text:style-name="T5">() {</text:span></text:p>
      <text:p text:style-name="P2"><text:s text:c="8"/><text:span text:style-name="T4">return </text:span><text:span text:style-name="T10">"Manager{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type='" </text:span><text:span text:style-name="T5">+ </text:span><text:span text:style-name="T7">typ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4">//Composite</text:p>
      <text:p text:style-name="P1"><text:span text:style-name="T3">class </text:span>DeveloperDirectory <text:span text:style-name="T3">implements </text:span>Directory{</text:p>
      <text:p text:style-name="P2"><text:s text:c="4"/><text:span text:style-name="T5">List&lt;Directory&gt; </text:span><text:span text:style-name="T7">developerDirectory </text:span><text:span text:style-name="T5">= </text:span><text:span text:style-name="T4">new </text:span><text:span text:style-name="T5">ArrayList&lt;Directory&gt;()</text:span><text:span text:style-name="T4">;</text:span></text:p>
      <text:p text:style-name="P2"><text:span text:style-name="T3"><text:s text:c="4"/></text:span><text:span text:style-name="T12">@Override</text:span></text:p>
      <text:p text:style-name="P2"><text:span text:style-name="T11"><text:s text:c="4"/></text:span><text:span text:style-name="T4">public void </text:span><text:span text:style-name="T9">showDirectoryDetails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Developer Directory"</text:span><text:span text:style-name="T5">)</text:span><text:span text:style-name="T4">;</text:span></text:p>
      <text:p text:style-name="P2"><text:span text:style-name="T3"><text:s text:c="8"/></text:span><text:span text:style-name="T7">developerDirectory</text:span><text:span text:style-name="T5">.forEach(e-&gt;e.showDirectoryDetails()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4">//Composite</text:p>
      <text:p text:style-name="P1"><text:span text:style-name="T3">class </text:span>ManagerDirectory <text:span text:style-name="T3">implements </text:span>Directory{</text:p>
      <text:p text:style-name="P2"><text:s text:c="4"/><text:span text:style-name="T5">List&lt;Directory&gt; </text:span><text:span text:style-name="T7">managerDirectory </text:span><text:span text:style-name="T5">= </text:span><text:span text:style-name="T4">new </text:span><text:span text:style-name="T5">ArrayList&lt;Directory&gt;()</text:span><text:span text:style-name="T4">;</text:span></text:p>
      <text:p text:style-name="P2"><text:span text:style-name="T3"><text:s text:c="4"/></text:span><text:span text:style-name="T12">@Override</text:span></text:p>
      <text:p text:style-name="P2"><text:span text:style-name="T11"><text:s text:c="4"/></text:span><text:span text:style-name="T4">public void </text:span><text:span text:style-name="T9">showDirectoryDetails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Manager Directory"</text:span><text:span text:style-name="T5">)</text:span><text:span text:style-name="T4">;</text:span></text:p>
      <text:p text:style-name="P2"><text:span text:style-name="T3"><text:s text:c="8"/></text:span><text:span text:style-name="T7">managerDirectory</text:span><text:span text:style-name="T5">.forEach(e-&gt;e.showDirectoryDetails()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4">//Composite</text:p>
      <text:p text:style-name="P1"><text:span text:style-name="T3">class </text:span>CompanyDirectory <text:span text:style-name="T3">implements </text:span>Directory{</text:p>
      <text:p text:style-name="P2"><text:s text:c="4"/><text:span text:style-name="T5">List&lt;Directory&gt; </text:span><text:span text:style-name="T7">companyDirectory </text:span><text:span text:style-name="T5">= </text:span><text:span text:style-name="T4">new </text:span><text:span text:style-name="T5">ArrayList&lt;&gt;()</text:span><text:span text:style-name="T4">;</text:span></text:p>
      <text:p text:style-name="P2"><text:span text:style-name="T3"><text:s text:c="4"/></text:span><text:span text:style-name="T12">@Override</text:span></text:p>
      <text:p text:style-name="P2"><text:span text:style-name="T11"><text:s text:c="4"/></text:span><text:span text:style-name="T4">public void </text:span><text:span text:style-name="T9">showDirectoryDetails</text:span><text:span text:style-name="T5">() {</text:span></text:p>
      <text:p text:style-name="P2"><text:s text:c="8"/><text:span text:style-name="T7">companyDirectory</text:span><text:span text:style-name="T5">.forEach(e-&gt;e.showDirectoryDetails()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4">//Client</text:p>
      <text:p text:style-name="P1"><text:span text:style-name="T3">public class </text:span>Composite {</text:p>
      <text:p text:style-name="P2"><text:soft-page-break/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Developer developer1 = </text:span><text:span text:style-name="T4">new </text:span><text:span text:style-name="T5">Developer(</text:span><text:span text:style-name="T10">"John"</text:span><text:span text:style-name="T4">,</text:span><text:span text:style-name="T10">"JVM"</text:span><text:span text:style-name="T5">)</text:span><text:span text:style-name="T4">;</text:span></text:p>
      <text:p text:style-name="P2"><text:span text:style-name="T3"><text:s text:c="8"/></text:span><text:span text:style-name="T5">Developer developer2 = </text:span><text:span text:style-name="T4">new </text:span><text:span text:style-name="T5">Developer(</text:span><text:span text:style-name="T10">"Sam"</text:span><text:span text:style-name="T4">,</text:span><text:span text:style-name="T10">"FEEN"</text:span><text:span text:style-name="T5">)</text:span><text:span text:style-name="T4">;</text:span></text:p>
      <text:p text:style-name="P2"><text:span text:style-name="T3"><text:s text:c="8"/></text:span><text:span text:style-name="T5">Manager manager1 = </text:span><text:span text:style-name="T4">new </text:span><text:span text:style-name="T5">Manager(</text:span><text:span text:style-name="T10">"Devin"</text:span><text:span text:style-name="T4">,</text:span><text:span text:style-name="T10">"Associate"</text:span><text:span text:style-name="T5">)</text:span><text:span text:style-name="T4">;</text:span></text:p>
      <text:p text:style-name="P2"><text:span text:style-name="T3"><text:s text:c="8"/></text:span><text:span text:style-name="T5">Manager manager2 = </text:span><text:span text:style-name="T4">new </text:span><text:span text:style-name="T5">Manager(</text:span><text:span text:style-name="T10">"James"</text:span><text:span text:style-name="T4">,</text:span><text:span text:style-name="T10">"Senior"</text:span><text:span text:style-name="T5">)</text:span><text:span text:style-name="T4">;</text:span></text:p>
      <text:p text:style-name="P2"><text:span text:style-name="T3"><text:s text:c="8"/></text:span><text:span text:style-name="T5">DeveloperDirectory developerDirectory= </text:span><text:span text:style-name="T4">new </text:span><text:span text:style-name="T5">DeveloperDirectory()</text:span><text:span text:style-name="T4">;</text:span></text:p>
      <text:p text:style-name="P2"><text:span text:style-name="T3"><text:s text:c="8"/></text:span><text:span text:style-name="T5">developerDirectory.</text:span><text:span text:style-name="T7">developerDirectory</text:span><text:span text:style-name="T5">.add(developer1)</text:span><text:span text:style-name="T4">;</text:span></text:p>
      <text:p text:style-name="P2"><text:span text:style-name="T3"><text:s text:c="8"/></text:span><text:span text:style-name="T5">developerDirectory.</text:span><text:span text:style-name="T7">developerDirectory</text:span><text:span text:style-name="T5">.add(developer2)</text:span><text:span text:style-name="T4">;</text:span></text:p>
      <text:p text:style-name="P2"><text:span text:style-name="T3"><text:s text:c="8"/></text:span><text:span text:style-name="T5">ManagerDirectory managerDirectory = </text:span><text:span text:style-name="T4">new </text:span><text:span text:style-name="T5">ManagerDirectory()</text:span><text:span text:style-name="T4">;</text:span></text:p>
      <text:p text:style-name="P2"><text:span text:style-name="T3"><text:s text:c="8"/></text:span><text:span text:style-name="T5">managerDirectory.</text:span><text:span text:style-name="T7">managerDirectory</text:span><text:span text:style-name="T5">.add(manager1)</text:span><text:span text:style-name="T4">;</text:span></text:p>
      <text:p text:style-name="P2"><text:span text:style-name="T3"><text:s text:c="8"/></text:span><text:span text:style-name="T5">managerDirectory.</text:span><text:span text:style-name="T7">managerDirectory</text:span><text:span text:style-name="T5">.add(manager2)</text:span><text:span text:style-name="T4">;</text:span></text:p>
      <text:p text:style-name="P2"><text:span text:style-name="T3"><text:s text:c="8"/></text:span><text:span text:style-name="T5">CompanyDirectory companyDirectory = </text:span><text:span text:style-name="T4">new </text:span><text:span text:style-name="T5">CompanyDirectory()</text:span><text:span text:style-name="T4">;</text:span></text:p>
      <text:p text:style-name="P2"><text:span text:style-name="T3"><text:s text:c="8"/></text:span><text:span text:style-name="T5">companyDirectory.</text:span><text:span text:style-name="T7">companyDirectory</text:span><text:span text:style-name="T5">.add(developerDirectory)</text:span><text:span text:style-name="T4">;</text:span></text:p>
      <text:p text:style-name="P2"><text:span text:style-name="T3"><text:s text:c="8"/></text:span><text:span text:style-name="T5">companyDirectory.</text:span><text:span text:style-name="T7">companyDirectory</text:span><text:span text:style-name="T5">.add(managerDirectory)</text:span><text:span text:style-name="T4">;</text:span></text:p>
      <text:p text:style-name="P2"><text:span text:style-name="T3"><text:s text:c="8"/></text:span><text:span text:style-name="T5">companyDirectory.showDirectoryDetails(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2"/>
      <text:p text:style-name="P12"><text:span text:style-name="T1">8.</text:span>Implement proxy design for accessing Record of a student and allow the access only to Admin.</text:p>
      <text:p text:style-name="P12"/>
      <text:p text:style-name="P8"><text:span text:style-name="T3">package </text:span>Designpatterns<text:span text:style-name="T3">;</text:span></text:p>
      <text:p text:style-name="P1"><text:span text:style-name="T3">class </text:span>Student{</text:p>
      <text:p text:style-name="P2"><text:s text:c="4"/><text:span text:style-name="T5">String </text:span><text:span text:style-name="T7">name</text:span><text:span text:style-name="T4">;</text:span></text:p>
      <text:p text:style-name="P2"><text:span text:style-name="T3"><text:s text:c="4"/></text:span><text:span text:style-name="T5">Integer </text:span><text:span text:style-name="T7">age</text:span><text:span text:style-name="T4">;</text:span></text:p>
      <text:p text:style-name="P2"><text:span text:style-name="T3"><text:s text:c="4"/></text:span><text:span text:style-name="T5">Integer </text:span><text:span text:style-name="T7">className</text:span><text:span text:style-name="T4">;</text:span></text:p>
      <text:p text:style-name="P2"><text:span text:style-name="T3"><text:s text:c="4"/></text:span><text:span text:style-name="T4">public </text:span><text:span text:style-name="T9">Student</text:span><text:span text:style-name="T5">(String name</text:span><text:span text:style-name="T4">, </text:span><text:span text:style-name="T5">Integer age</text:span><text:span text:style-name="T4">, </text:span><text:span text:style-name="T5">Integer className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age </text:span><text:span text:style-name="T5">= age</text:span><text:span text:style-name="T4">;</text:span></text:p>
      <text:p text:style-name="P2"><text:span text:style-name="T3"><text:s text:c="8"/></text:span><text:span text:style-name="T4">this</text:span><text:span text:style-name="T5">.</text:span><text:span text:style-name="T7">className </text:span><text:span text:style-name="T5">= class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String </text:span><text:span text:style-name="T9">getName</text:span><text:span text:style-name="T5">() {</text:span></text:p>
      <text:p text:style-name="P2"><text:s text:c="8"/><text:span text:style-name="T4">return </text:span><text:span text:style-name="T7">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Name</text:span><text:span text:style-name="T5">(String name) {</text:span></text:p>
      <text:p text:style-name="P2"><text:s text:c="8"/><text:span text:style-name="T4">this</text:span><text:span text:style-name="T5">.</text:span><text:span text:style-name="T7">name </text:span><text:span text:style-name="T5">= 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Age</text:span><text:span text:style-name="T5">() {</text:span></text:p>
      <text:p text:style-name="P2"><text:s text:c="8"/><text:span text:style-name="T4">return </text:span><text:span text:style-name="T7">ag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Age</text:span><text:span text:style-name="T5">(Integer age) {</text:span></text:p>
      <text:p text:style-name="P2"><text:s text:c="8"/><text:span text:style-name="T4">this</text:span><text:span text:style-name="T5">.</text:span><text:span text:style-name="T7">age </text:span><text:span text:style-name="T5">= ag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</text:span><text:span text:style-name="T5">Integer </text:span><text:span text:style-name="T9">getClassName</text:span><text:span text:style-name="T5">() {</text:span></text:p>
      <text:p text:style-name="P2"><text:s text:c="8"/><text:span text:style-name="T4">return </text:span><text:span text:style-name="T7">class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4">public void </text:span><text:span text:style-name="T9">setClassName</text:span><text:span text:style-name="T5">(Integer className) {</text:span></text:p>
      <text:p text:style-name="P2"><text:s text:c="8"/><text:span text:style-name="T4">this</text:span><text:span text:style-name="T5">.</text:span><text:span text:style-name="T7">className </text:span><text:span text:style-name="T5">= className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</text:span><text:span text:style-name="T5">String </text:span><text:span text:style-name="T9">toString</text:span><text:span text:style-name="T5">() {</text:span></text:p>
      <text:p text:style-name="P2"><text:s text:c="8"/><text:span text:style-name="T4">return </text:span><text:span text:style-name="T10">"Student{" </text:span><text:span text:style-name="T5">+</text:span></text:p>
      <text:p text:style-name="P2"><text:s text:c="16"/><text:span text:style-name="T10">"name='" </text:span><text:span text:style-name="T5">+ </text:span><text:span text:style-name="T7">name </text:span><text:span text:style-name="T5">+ </text:span><text:span text:style-name="T10">'</text:span><text:span text:style-name="T4">\'</text:span><text:span text:style-name="T10">' </text:span><text:span text:style-name="T5">+</text:span></text:p>
      <text:p text:style-name="P2"><text:s text:c="16"/><text:span text:style-name="T10">", age=" </text:span><text:span text:style-name="T5">+ </text:span><text:span text:style-name="T7">age </text:span><text:span text:style-name="T5">+</text:span></text:p>
      <text:p text:style-name="P2"><text:s text:c="16"/><text:span text:style-name="T10">", className=" </text:span><text:span text:style-name="T5">+ </text:span><text:span text:style-name="T7">className </text:span><text:span text:style-name="T5">+</text:span></text:p>
      <text:p text:style-name="P2"><text:s text:c="16"/><text:span text:style-name="T10">'}'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interface </text:span>ValidRecord{</text:p>
      <text:p text:style-name="P2"><text:s text:c="4"/><text:span text:style-name="T4">void </text:span><text:span text:style-name="T9">CheckValidity</text:span><text:span text:style-name="T5">()</text:span><text:span text:style-name="T4">;</text:span></text:p>
      <text:p text:style-name="P1">}</text:p>
      <text:p text:style-name="P1"><text:span text:style-name="T3">class </text:span>CheckingData <text:span text:style-name="T3">implements </text:span>ValidRecord{</text:p>
      <text:p text:style-name="P2"><text:s text:c="4"/><text:span text:style-name="T4">protected </text:span><text:span text:style-name="T5">Student </text:span><text:span text:style-name="T7">student</text:span><text:span text:style-name="T4">;</text:span></text:p>
      <text:p text:style-name="P2"><text:span text:style-name="T3"><text:s text:c="4"/></text:span><text:span text:style-name="T4">public </text:span><text:span text:style-name="T9">CheckingData</text:span><text:span text:style-name="T5">(Student student) {</text:span></text:p>
      <text:p text:style-name="P2"><text:s text:c="8"/><text:span text:style-name="T4">this</text:span><text:span text:style-name="T5">.</text:span><text:span text:style-name="T7">student </text:span><text:span text:style-name="T5">= student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oft-page-break/><text:span text:style-name="T11"><text:s text:c="4"/></text:span><text:span text:style-name="T4">public void </text:span><text:span text:style-name="T9">CheckValidity</text:span><text:span text:style-name="T5">() {</text:span></text:p>
      <text:p text:style-name="P2"><text:s text:c="8"/><text:span text:style-name="T5">System.</text:span><text:span text:style-name="T8">out</text:span><text:span text:style-name="T5">.println(</text:span><text:span text:style-name="T10">"checking the validity of records"</text:span><text:span text:style-name="T5">)</text:span><text:span text:style-name="T4">;</text:span></text:p>
      <text:p text:style-name="P2"><text:span text:style-name="T3"><text:s text:c="4"/></text:span><text:span text:style-name="T5">}</text:span></text:p>
      <text:p text:style-name="P1">}</text:p>
      <text:p text:style-name="P1"><text:span text:style-name="T3">class </text:span>Admin <text:span text:style-name="T3">extends </text:span>CheckingData{</text:p>
      <text:p text:style-name="P2"><text:s text:c="4"/><text:span text:style-name="T4">public </text:span><text:span text:style-name="T9">Admin</text:span><text:span text:style-name="T5">(Student student) {</text:span></text:p>
      <text:p text:style-name="P2"><text:s text:c="8"/><text:span text:style-name="T4">super</text:span><text:span text:style-name="T5">(student)</text:span><text:span text:style-name="T4">;</text:span></text:p>
      <text:p text:style-name="P2"><text:span text:style-name="T3"><text:s text:c="4"/></text:span><text:span text:style-name="T5">}</text:span></text:p>
      <text:p text:style-name="P2"><text:s text:c="4"/><text:span text:style-name="T12">@Override</text:span></text:p>
      <text:p text:style-name="P2"><text:span text:style-name="T11"><text:s text:c="4"/></text:span><text:span text:style-name="T4">public void </text:span><text:span text:style-name="T9">CheckValidity</text:span><text:span text:style-name="T5">() {</text:span></text:p>
      <text:p text:style-name="P2"><text:s text:c="8"/><text:span text:style-name="T4">if</text:span><text:span text:style-name="T5">(</text:span><text:span text:style-name="T7">student</text:span><text:span text:style-name="T5">.getAge()&gt;</text:span><text:span text:style-name="T13">20</text:span><text:span text:style-name="T5">||</text:span><text:span text:style-name="T7">student</text:span><text:span text:style-name="T5">.getClassName()&gt;</text:span><text:span text:style-name="T13">12</text:span><text:span text:style-name="T5">)</text:span></text:p>
      <text:p text:style-name="P2"><text:s text:c="12"/><text:span text:style-name="T5">System.</text:span><text:span text:style-name="T8">out</text:span><text:span text:style-name="T5">.println(</text:span><text:span text:style-name="T10">"Invalid record found"</text:span><text:span text:style-name="T5">)</text:span><text:span text:style-name="T4">;</text:span></text:p>
      <text:p text:style-name="P3"><text:s text:c="8"/><text:span text:style-name="T5">else</text:span></text:p>
      <text:p text:style-name="P2"><text:span text:style-name="T3"><text:s text:c="8"/></text:span><text:span text:style-name="T5">{</text:span></text:p>
      <text:p text:style-name="P2"><text:s text:c="12"/><text:span text:style-name="T4">super</text:span><text:span text:style-name="T5">.CheckValidity()</text:span><text:span text:style-name="T4">;</text:span></text:p>
      <text:p text:style-name="P2"><text:span text:style-name="T3"><text:s text:c="12"/></text:span><text:span text:style-name="T5">System.</text:span><text:span text:style-name="T8">out</text:span><text:span text:style-name="T5">.println(</text:span><text:span text:style-name="T10">"valid student data "</text:span><text:span text:style-name="T5">)</text:span><text:span text:style-name="T4">;</text:span></text:p>
      <text:p text:style-name="P2"><text:span text:style-name="T3"><text:s text:c="8"/></text:span><text:span text:style-name="T5">}</text:span></text:p>
      <text:p text:style-name="P2"><text:s text:c="4"/><text:span text:style-name="T5">}</text:span></text:p>
      <text:p text:style-name="P1">}</text:p>
      <text:p text:style-name="P1"><text:span text:style-name="T3">public class </text:span>Proxy {</text:p>
      <text:p text:style-name="P2"><text:s text:c="4"/><text:span text:style-name="T4">public static void </text:span><text:span text:style-name="T9">main</text:span><text:span text:style-name="T5">(String[] args) {</text:span></text:p>
      <text:p text:style-name="P2"><text:s text:c="8"/><text:span text:style-name="T5">Student deep= </text:span><text:span text:style-name="T4">new </text:span><text:span text:style-name="T5">Student(</text:span><text:span text:style-name="T10">"deepshikha"</text:span><text:span text:style-name="T4">,</text:span><text:span text:style-name="T13">18</text:span><text:span text:style-name="T4">,</text:span><text:span text:style-name="T13">11</text:span><text:span text:style-name="T5">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deep)</text:span><text:span text:style-name="T4">;</text:span></text:p>
      <text:p text:style-name="P2"><text:span text:style-name="T3"><text:s text:c="8"/></text:span><text:span text:style-name="T5">ValidRecord data= </text:span><text:span text:style-name="T4">new </text:span><text:span text:style-name="T5">Admin(deep)</text:span><text:span text:style-name="T4">;</text:span></text:p>
      <text:p text:style-name="P2"><text:span text:style-name="T3"><text:s text:c="8"/></text:span><text:span text:style-name="T5">data.CheckValidity()</text:span><text:span text:style-name="T4">;</text:span></text:p>
      <text:p text:style-name="P2"><text:span text:style-name="T3"><text:s text:c="8"/></text:span><text:span text:style-name="T5">Student varsha= </text:span><text:span text:style-name="T4">new </text:span><text:span text:style-name="T5">Student(</text:span><text:span text:style-name="T10">"varsha"</text:span><text:span text:style-name="T4">,</text:span><text:span text:style-name="T13">21</text:span><text:span text:style-name="T4">,</text:span><text:span text:style-name="T13">14</text:span><text:span text:style-name="T5">)</text:span><text:span text:style-name="T4">;</text:span></text:p>
      <text:p text:style-name="P2"><text:span text:style-name="T3"><text:s text:c="8"/></text:span><text:span text:style-name="T5">System.</text:span><text:span text:style-name="T8">out</text:span><text:span text:style-name="T5">.println(varsha)</text:span><text:span text:style-name="T4">;</text:span></text:p>
      <text:p text:style-name="P2"><text:span text:style-name="T3"><text:s text:c="8"/></text:span><text:span text:style-name="T5">ValidRecord data2= </text:span><text:span text:style-name="T4">new </text:span><text:span text:style-name="T5">Admin(varsha)</text:span><text:span text:style-name="T4">;</text:span></text:p>
      <text:p text:style-name="P2"><text:span text:style-name="T3"><text:s text:c="8"/></text:span><text:span text:style-name="T5">data2.CheckValidity()</text:span><text:span text:style-name="T4">;</text:span></text:p>
      <text:p text:style-name="P2"><text:span text:style-name="T3"><text:s text:c="4"/></text:span><text:span text:style-name="T5">}</text:span></text:p>
      <text:p text:style-name="P5">}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9:07:42.570619527</meta:creation-date>
    <dc:date>2019-03-05T19:17:35.723479057</dc:date>
    <meta:editing-duration>PT9M54S</meta:editing-duration>
    <meta:editing-cycles>1</meta:editing-cycles>
    <meta:document-statistic meta:table-count="0" meta:image-count="0" meta:object-count="0" meta:page-count="11" meta:paragraph-count="677" meta:word-count="1804" meta:character-count="18526" meta:non-whitespace-character-count="13521"/>
    <meta:generator>LibreOffice/6.0.3.2$Linux_X86_64 LibreOffice_project/00m0$Build-2</meta:generator>
  </office:meta>
</office:document-meta>
</file>